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5ce" officeooo:paragraph-rsid="001325ce"/>
    </style:style>
    <style:style style:name="P2" style:family="paragraph" style:parent-style-name="Standard">
      <style:text-properties officeooo:rsid="0014c704" officeooo:paragraph-rsid="0014c704"/>
    </style:style>
    <style:style style:name="P3" style:family="paragraph" style:parent-style-name="Standard">
      <style:text-properties officeooo:rsid="00179ced" officeooo:paragraph-rsid="00179ced"/>
    </style:style>
    <style:style style:name="T1" style:family="text">
      <style:text-properties officeooo:rsid="0015b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’S STORY</text:p>
      <text:p text:style-name="P1"/>
      <text:p text:style-name="P1"/>
      <text:p text:style-name="P1"/>
      <text:p text:style-name="P1"/>
      <text:p text:style-name="P2">*En tant qu’UTILISATEUR, je souhaite partager mes photos afin qu’elles soient visibles en ligne.</text:p>
      <text:p text:style-name="P2"/>
      <text:p text:style-name="P2">*<text:span text:style-name="T1">&lt;<text:tab/><text:tab/><text:tab/><text:tab/><text:tab/>&gt; je souhaite télécharger facilement un programme pour mettre mes photos en ligne</text:span></text:p>
      <text:p text:style-name="P2"/>
      <text:p text:style-name="P2">* <text:s/>« <text:tab/><text:tab/><text:tab/><text:tab/><text:tab/>» <text:s/>que les visiteurs puissent liker et commenter mes photos afin de voir lesquelles sont le plus appreciées.</text:p>
      <text:p text:style-name="P2"/>
      <text:p text:style-name="P2">*&lt;<text:tab/><text:tab/><text:tab/><text:tab/><text:tab/>&gt; generer un lien ma galerie photo afin de le partager avec mes proches.</text:p>
      <text:p text:style-name="P2"/>
      <text:p text:style-name="P2">*&lt;<text:tab/><text:tab/><text:tab/><text:tab/><text:tab/><text:span text:style-name="T1">&gt; compter les likes et visionner le nbre de visites.</text:span></text:p>
      <text:p text:style-name="P2"/>
      <text:p text:style-name="P2">*<text:span text:style-name="T1">&lt;<text:tab/><text:tab/><text:tab/><text:tab/><text:tab/>&gt;pouvoir ajouter ou supprimer des commentaires.</text:span></text:p>
      <text:p text:style-name="P2"/>
      <text:p text:style-name="P2">*<text:span text:style-name="T1">&lt;<text:tab/><text:tab/><text:tab/><text:tab/><text:tab/>&gt;pouvoir ajouter une photo de profi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*<text:span text:style-name="T1">En tant que VISITEUR, je souhaite utiliser le lien fourni afin d’acceder a la galerie utilisateur.</text:span></text:p>
      <text:p text:style-name="P2"/>
      <text:p text:style-name="P3">*&lt;<text:tab/><text:tab/><text:tab/><text:tab/><text:tab/>&gt; télécharger le programme afin de devenir un utilisateur.</text:p>
      <text:p text:style-name="P3"/>
      <text:p text:style-name="P3">*&lt;<text:tab/><text:tab/><text:tab/><text:tab/><text:tab/>&gt; pouvoir afficher en taille reélle les photos clikées.</text:p>
      <text:p text:style-name="P3"/>
      <text:p text:style-name="P3">*&lt;<text:tab/><text:tab/><text:tab/><text:tab/>&gt; liker et commenter les phot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01:36.406814800</meta:creation-date>
    <dc:date>2018-07-11T11:32:21.206711654</dc:date>
    <meta:editing-duration>PT10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33" meta:character-count="814" meta:non-whitespace-character-count="655"/>
  </office:meta>
</office:document-meta>
</file>